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80pt" style:font-size-asian="80pt" style:font-size-complex="8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LM Mono 12" fo:font-size="28pt" style:font-size-asian="28pt" style:font-size-complex="28pt"/>
    </style:style>
    <style:style style:name="P5" style:family="paragraph">
      <style:paragraph-properties fo:margin-top="0cm" fo:margin-bottom="0.66cm" fo:text-align="start"/>
      <style:text-properties style:font-name="LM Mono 12"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style:font-name-asian="Liberation Sans1" style:font-name-complex="Liberation Sans1"/>
    </style:style>
    <style:style style:name="T6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7" style:family="text">
      <style:text-properties style:font-name="LM Mono 12"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Лекция 2. Введение в стандарт</text:p>
          </draw:text-box>
        </draw:frame>
        <draw:frame presentation:style-name="pr2" draw:text-style-name="P1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Исторический обзор</text:span></text:p>
              </text:list-item>
              <text:list-item>
                <text:p text:style-name="P1"><text:span text:style-name="T1">Стандартизация</text:span></text:p>
              </text:list-item>
              <text:list-item>
                <text:p text:style-name="P1"><text:span text:style-name="T1">Конформность кода</text:span></text:p>
              </text:list-item>
              <text:list-item>
                <text:p text:style-name="P1"><text:span text:style-name="T1">Неопределенное поведение</text:span></text:p>
              </text:list-item>
              <text:list-item>
                <text:p text:style-name="P1"><text:span text:style-name="T1">Санитайзеры</text:span></text:p>
              </text:list-item>
              <text:list-item>
                <text:p text:style-name="P1"><text:span text:style-name="T1">Статическая верифик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2">Когда начинается наше время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nix time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Начало отсчета 1970-01-01</text:p>
              </text:list-item>
              <text:list-item>
                <text:p>Отсчет в секундах</text:p>
              </text:list-item>
              <text:list-item>
                <text:p>32-битное представление</text:p>
              </text:list-item>
              <text:list-item>
                <text:p>Интервал от 1901-12-13 до 2038-01-19</text:p>
              </text:list-item>
              <text:list-item>
                <text:p>10<text:span text:style-name="T3">9</text:span> секунд прошло 2001-09-09 (billenium)</text:p>
              </text:list-item>
              <text:list-item>
                <text:p>64-битного представления хватит до <text:s/>292,277,026,596 года н.э. что более чем в 10 раз больше оценочного времени тепловой смерти вселенн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Исторический обзор 1970-1990</text:p>
          </draw:text-box>
        </draw:frame>
        <draw:line draw:style-name="gr2" draw:text-style-name="P3" draw:layer="layout" svg:x1="1.27cm" svg:y1="7.058cm" svg:x2="26.67cm" svg:y2="7.058cm">
          <text:p/>
        </draw:line>
        <draw:line draw:style-name="gr2" draw:text-style-name="P3" draw:layer="layout" svg:x1="22.86cm" svg:y1="6.804cm" svg:x2="22.86cm" svg:y2="7.312cm">
          <text:p/>
        </draw:line>
        <draw:frame draw:style-name="gr3" draw:layer="layout" svg:width="2.032cm" svg:height="0.962cm" svg:x="0.508cm" svg:y="5.026cm">
          <draw:text-box>
            <text:p>1970</text:p>
          </draw:text-box>
        </draw:frame>
        <draw:frame draw:style-name="gr4" draw:layer="layout" svg:width="2.032cm" svg:height="0.962cm" svg:x="13.208cm" svg:y="5.026cm">
          <draw:text-box>
            <text:p>1980</text:p>
          </draw:text-box>
        </draw:frame>
        <draw:frame draw:style-name="gr5" draw:layer="layout" svg:width="2.032cm" svg:height="1.016cm" svg:x="25.51cm" svg:y="4.745cm">
          <draw:text-box>
            <text:p>1990</text:p>
          </draw:text-box>
        </draw:frame>
        <draw:frame draw:style-name="gr4" draw:layer="layout" svg:width="2.032cm" svg:height="0.962cm" svg:x="6.604cm" svg:y="5.026cm">
          <draw:text-box>
            <text:p>1975</text:p>
          </draw:text-box>
        </draw:frame>
        <draw:frame draw:style-name="gr4" draw:layer="layout" svg:width="2.54cm" svg:height="0.962cm" svg:x="2.794cm" svg:y="8.582cm">
          <draw:text-box>
            <text:p>K&amp;R C</text:p>
          </draw:text-box>
        </draw:frame>
        <draw:frame draw:style-name="gr6" draw:layer="layout" svg:width="3.556cm" svg:height="0.962cm" svg:x="2.286cm" svg:y="11.63cm">
          <draw:text-box>
            <text:p>Unix in C</text:p>
          </draw:text-box>
        </draw:frame>
        <draw:line draw:style-name="gr2" draw:text-style-name="P3" draw:layer="layout" svg:x1="10.16cm" svg:y1="6.804cm" svg:x2="10.16cm" svg:y2="7.312cm">
          <text:p/>
        </draw:line>
        <draw:line draw:style-name="gr2" draw:text-style-name="P3" draw:layer="layout" svg:x1="3.81cm" svg:y1="6.804cm" svg:x2="3.81cm" svg:y2="7.312cm">
          <text:p/>
        </draw:line>
        <draw:frame draw:style-name="gr4" draw:layer="layout" svg:width="2.032cm" svg:height="0.962cm" svg:x="19.558cm" svg:y="5.026cm">
          <draw:text-box>
            <text:p>1985</text:p>
          </draw:text-box>
        </draw:frame>
        <draw:frame draw:style-name="gr4" draw:layer="layout" svg:width="2.032cm" svg:height="0.962cm" svg:x="10.414cm" svg:y="11.684cm">
          <draw:text-box>
            <text:p>BSD</text:p>
          </draw:text-box>
        </draw:frame>
        <draw:frame draw:style-name="gr4" draw:layer="layout" svg:width="3.302cm" svg:height="0.962cm" svg:x="9.652cm" svg:y="14.986cm">
          <draw:text-box>
            <text:p>Intel 8086</text:p>
          </draw:text-box>
        </draw:frame>
        <draw:line draw:style-name="gr2" draw:text-style-name="P3" draw:layer="layout" svg:x1="2.54cm" svg:y1="6.804cm" svg:x2="2.54cm" svg:y2="7.312cm">
          <text:p/>
        </draw:line>
        <draw:line draw:style-name="gr2" draw:text-style-name="P3" draw:layer="layout" svg:x1="5.08cm" svg:y1="6.804cm" svg:x2="5.08cm" svg:y2="7.312cm">
          <text:p/>
        </draw:line>
        <draw:line draw:style-name="gr2" draw:text-style-name="P3" draw:layer="layout" svg:x1="6.35cm" svg:y1="6.804cm" svg:x2="6.35cm" svg:y2="7.312cm">
          <text:p/>
        </draw:line>
        <draw:line draw:style-name="gr2" draw:text-style-name="P3" draw:layer="layout" svg:x1="8.89cm" svg:y1="6.804cm" svg:x2="8.89cm" svg:y2="7.312cm">
          <text:p/>
        </draw:line>
        <draw:line draw:style-name="gr2" draw:text-style-name="P3" draw:layer="layout" svg:x1="11.43cm" svg:y1="6.804cm" svg:x2="11.43cm" svg:y2="7.312cm">
          <text:p/>
        </draw:line>
        <draw:line draw:style-name="gr2" draw:text-style-name="P3" draw:layer="layout" svg:x1="12.7cm" svg:y1="6.804cm" svg:x2="12.7cm" svg:y2="7.312cm">
          <text:p/>
        </draw:line>
        <draw:line draw:style-name="gr2" draw:text-style-name="P3" draw:layer="layout" svg:x1="13.97cm" svg:y1="6.296cm" svg:x2="13.97cm" svg:y2="7.62cm">
          <text:p/>
        </draw:line>
        <draw:line draw:style-name="gr2" draw:text-style-name="P3" draw:layer="layout" svg:x1="16.51cm" svg:y1="6.804cm" svg:x2="16.51cm" svg:y2="7.312cm">
          <text:p/>
        </draw:line>
        <draw:line draw:style-name="gr2" draw:text-style-name="P3" draw:layer="layout" svg:x1="17.78cm" svg:y1="6.804cm" svg:x2="17.78cm" svg:y2="7.312cm">
          <text:p/>
        </draw:line>
        <draw:line draw:style-name="gr2" draw:text-style-name="P3" draw:layer="layout" svg:x1="19.05cm" svg:y1="6.804cm" svg:x2="19.05cm" svg:y2="7.312cm">
          <text:p/>
        </draw:line>
        <draw:line draw:style-name="gr2" draw:text-style-name="P3" draw:layer="layout" svg:x1="24.13cm" svg:y1="6.804cm" svg:x2="24.13cm" svg:y2="7.366cm">
          <text:p/>
        </draw:line>
        <draw:line draw:style-name="gr2" draw:text-style-name="P3" draw:layer="layout" svg:x1="25.4cm" svg:y1="6.804cm" svg:x2="25.4cm" svg:y2="7.366cm">
          <text:p/>
        </draw:line>
        <draw:line draw:style-name="gr2" draw:text-style-name="P3" draw:layer="layout" svg:x1="26.67cm" svg:y1="6.296cm" svg:x2="26.67cm" svg:y2="7.62cm">
          <text:p/>
        </draw:line>
        <draw:line draw:style-name="gr2" draw:text-style-name="P3" draw:layer="layout" svg:x1="15.24cm" svg:y1="6.804cm" svg:x2="15.24cm" svg:y2="7.312cm">
          <text:p/>
        </draw:line>
        <draw:line draw:style-name="gr2" draw:text-style-name="P3" draw:layer="layout" svg:x1="1.27cm" svg:y1="6.296cm" svg:x2="1.27cm" svg:y2="7.62cm">
          <text:p/>
        </draw:line>
        <draw:line draw:style-name="gr2" draw:text-style-name="P3" draw:layer="layout" svg:x1="7.62cm" svg:y1="6.296cm" svg:x2="7.62cm" svg:y2="7.62cm">
          <text:p/>
        </draw:line>
        <draw:line draw:style-name="gr2" draw:text-style-name="P3" draw:layer="layout" svg:x1="21.59cm" svg:y1="6.804cm" svg:x2="21.59cm" svg:y2="7.312cm">
          <text:p/>
        </draw:line>
        <draw:line draw:style-name="gr2" draw:text-style-name="P3" draw:layer="layout" svg:x1="20.32cm" svg:y1="6.296cm" svg:x2="20.32cm" svg:y2="7.62cm">
          <text:p/>
        </draw:line>
        <draw:line draw:style-name="gr2" draw:text-style-name="P3" draw:layer="layout" svg:x1="1.27cm" svg:y1="10.36cm" svg:x2="26.67cm" svg:y2="10.36cm">
          <text:p/>
        </draw:line>
        <draw:line draw:style-name="gr2" draw:text-style-name="P3" draw:layer="layout" svg:x1="3.81cm" svg:y1="10.106cm" svg:x2="3.81cm" svg:y2="10.614cm">
          <text:p/>
        </draw:line>
        <draw:line draw:style-name="gr2" draw:text-style-name="P3" draw:layer="layout" svg:x1="19.05cm" svg:y1="10.106cm" svg:x2="19.05cm" svg:y2="10.614cm">
          <text:p/>
        </draw:line>
        <draw:line draw:style-name="gr2" draw:text-style-name="P3" draw:layer="layout" svg:x1="25.4cm" svg:y1="10.106cm" svg:x2="25.4cm" svg:y2="10.668cm">
          <text:p/>
        </draw:line>
        <draw:line draw:style-name="gr2" draw:text-style-name="P3" draw:layer="layout" svg:x1="26.67cm" svg:y1="10.106cm" svg:x2="26.67cm" svg:y2="10.614cm">
          <text:p/>
        </draw:line>
        <draw:line draw:style-name="gr2" draw:text-style-name="P3" draw:layer="layout" svg:x1="1.27cm" svg:y1="10.106cm" svg:x2="1.27cm" svg:y2="10.614cm">
          <text:p/>
        </draw:line>
        <draw:line draw:style-name="gr2" draw:text-style-name="P3" draw:layer="layout" svg:x1="20.32cm" svg:y1="10.106cm" svg:x2="20.32cm" svg:y2="10.614cm">
          <text:p/>
        </draw:line>
        <draw:line draw:style-name="gr2" draw:text-style-name="P3" draw:layer="layout" svg:x1="1.27cm" svg:y1="13.608cm" svg:x2="26.67cm" svg:y2="13.608cm">
          <text:p/>
        </draw:line>
        <draw:line draw:style-name="gr2" draw:text-style-name="P3" draw:layer="layout" svg:x1="3.81cm" svg:y1="13.354cm" svg:x2="3.81cm" svg:y2="13.862cm">
          <text:p/>
        </draw:line>
        <draw:line draw:style-name="gr2" draw:text-style-name="P3" draw:layer="layout" svg:x1="11.43cm" svg:y1="13.354cm" svg:x2="11.43cm" svg:y2="13.862cm">
          <text:p/>
        </draw:line>
        <draw:line draw:style-name="gr2" draw:text-style-name="P3" draw:layer="layout" svg:x1="24.13cm" svg:y1="13.354cm" svg:x2="24.13cm" svg:y2="13.916cm">
          <text:p/>
        </draw:line>
        <draw:line draw:style-name="gr2" draw:text-style-name="P3" draw:layer="layout" svg:x1="26.67cm" svg:y1="13.354cm" svg:x2="26.67cm" svg:y2="13.862cm">
          <text:p/>
        </draw:line>
        <draw:line draw:style-name="gr2" draw:text-style-name="P3" draw:layer="layout" svg:x1="1.27cm" svg:y1="13.354cm" svg:x2="1.27cm" svg:y2="13.862cm">
          <text:p/>
        </draw:line>
        <draw:line draw:style-name="gr2" draw:text-style-name="P3" draw:layer="layout" svg:x1="1.27cm" svg:y1="16.656cm" svg:x2="26.67cm" svg:y2="16.656cm">
          <text:p/>
        </draw:line>
        <draw:line draw:style-name="gr2" draw:text-style-name="P3" draw:layer="layout" svg:x1="11.43cm" svg:y1="16.402cm" svg:x2="11.43cm" svg:y2="16.91cm">
          <text:p/>
        </draw:line>
        <draw:line draw:style-name="gr2" draw:text-style-name="P3" draw:layer="layout" svg:x1="26.67cm" svg:y1="16.402cm" svg:x2="26.67cm" svg:y2="16.91cm">
          <text:p/>
        </draw:line>
        <draw:line draw:style-name="gr2" draw:text-style-name="P3" draw:layer="layout" svg:x1="1.27cm" svg:y1="16.402cm" svg:x2="1.27cm" svg:y2="16.91cm">
          <text:p/>
        </draw:line>
        <draw:line draw:style-name="gr2" draw:text-style-name="P3" draw:layer="layout" svg:x1="20.32cm" svg:y1="16.402cm" svg:x2="20.32cm" svg:y2="16.91cm">
          <text:p/>
        </draw:line>
        <draw:line draw:style-name="gr2" draw:text-style-name="P3" draw:layer="layout" svg:x1="1.27cm" svg:y1="19.758cm" svg:x2="26.67cm" svg:y2="19.758cm">
          <text:p/>
        </draw:line>
        <draw:line draw:style-name="gr2" draw:text-style-name="P3" draw:layer="layout" svg:x1="22.86cm" svg:y1="19.504cm" svg:x2="22.86cm" svg:y2="20.012cm">
          <text:p/>
        </draw:line>
        <draw:line draw:style-name="gr2" draw:text-style-name="P3" draw:layer="layout" svg:x1="3.81cm" svg:y1="19.504cm" svg:x2="3.81cm" svg:y2="20.012cm">
          <text:p/>
        </draw:line>
        <draw:line draw:style-name="gr2" draw:text-style-name="P3" draw:layer="layout" svg:x1="17.78cm" svg:y1="19.504cm" svg:x2="17.78cm" svg:y2="20.012cm">
          <text:p/>
        </draw:line>
        <draw:line draw:style-name="gr2" draw:text-style-name="P3" draw:layer="layout" svg:x1="26.67cm" svg:y1="19.504cm" svg:x2="26.67cm" svg:y2="20.012cm">
          <text:p/>
        </draw:line>
        <draw:line draw:style-name="gr2" draw:text-style-name="P3" draw:layer="layout" svg:x1="1.27cm" svg:y1="19.504cm" svg:x2="1.27cm" svg:y2="20.012cm">
          <text:p/>
        </draw:line>
        <draw:frame draw:style-name="gr4" draw:layer="layout" svg:width="2.032cm" svg:height="0.962cm" svg:x="16.764cm" svg:y="18.288cm">
          <draw:text-box>
            <text:p>GNU</text:p>
          </draw:text-box>
        </draw:frame>
        <draw:frame draw:style-name="gr6" draw:layer="layout" svg:width="4.064cm" svg:height="0.962cm" svg:x="2.286cm" svg:y="18.088cm">
          <draw:text-box>
            <text:p>PDP-11 CC</text:p>
          </draw:text-box>
        </draw:frame>
        <draw:frame draw:style-name="gr4" draw:layer="layout" svg:width="2.032cm" svg:height="0.962cm" svg:x="21.844cm" svg:y="18.342cm">
          <draw:text-box>
            <text:p>GCC</text:p>
          </draw:text-box>
        </draw:frame>
        <draw:line draw:style-name="gr2" draw:text-style-name="P3" draw:layer="layout" svg:x1="20.32cm" svg:y1="19.558cm" svg:x2="20.32cm" svg:y2="20.066cm">
          <text:p/>
        </draw:line>
        <draw:frame draw:style-name="gr4" draw:layer="layout" svg:width="1.778cm" svg:height="0.962cm" svg:x="19.558cm" svg:y="18.288cm">
          <draw:text-box>
            <text:p>FSF</text:p>
          </draw:text-box>
        </draw:frame>
        <draw:frame draw:style-name="gr4" draw:layer="layout" svg:width="2.54cm" svg:height="1.673cm" svg:x="19.558cm" svg:y="8.436cm">
          <draw:text-box>
            <text:p>C++ CFront</text:p>
          </draw:text-box>
        </draw:frame>
        <draw:frame draw:style-name="gr4" draw:layer="layout" svg:width="1.524cm" svg:height="0.962cm" svg:x="18.288cm" svg:y="8.436cm">
          <draw:text-box>
            <text:p>CL</text:p>
          </draw:text-box>
        </draw:frame>
        <draw:frame draw:style-name="gr4" draw:layer="layout" svg:width="2.032cm" svg:height="0.962cm" svg:x="19.558cm" svg:y="15.494cm">
          <draw:text-box>
            <text:p>ARM</text:p>
          </draw:text-box>
        </draw:frame>
        <draw:frame draw:style-name="gr4" draw:layer="layout" svg:width="1.778cm" svg:height="0.962cm" svg:x="25.654cm" svg:y="8.128cm">
          <draw:text-box>
            <text:p>C90</text:p>
          </draw:text-box>
        </draw:frame>
        <draw:frame draw:style-name="gr4" draw:layer="layout" svg:width="1.778cm" svg:height="0.962cm" svg:x="24.638cm" svg:y="8.944cm">
          <draw:text-box>
            <text:p>C89</text:p>
          </draw:text-box>
        </draw:frame>
        <draw:frame draw:style-name="gr4" draw:layer="layout" svg:width="2.54cm" svg:height="0.962cm" svg:x="22.86cm" svg:y="11.738cm">
          <draw:text-box>
            <text:p>POSIX</text:p>
          </draw:text-box>
        </draw:frame>
        <draw:frame draw:style-name="gr4" draw:layer="layout" svg:width="3.81cm" svg:height="0.962cm" svg:x="13.97cm" svg:y="14.478cm">
          <draw:text-box>
            <text:p>IBM PC</text:p>
          </draw:text-box>
        </draw:frame>
        <draw:line draw:style-name="gr2" draw:text-style-name="P3" draw:layer="layout" svg:x1="16.454cm" svg:y1="16.435cm" svg:x2="16.454cm" svg:y2="16.943cm">
          <text:p/>
        </draw:line>
        <draw:frame draw:style-name="gr4" draw:layer="layout" svg:width="3.81cm" svg:height="0.962cm" svg:x="15.494cm" svg:y="15.294cm">
          <draw:text-box>
            <text:p>Intel 80286</text:p>
          </draw:text-box>
        </draw:frame>
        <draw:line draw:style-name="gr2" draw:text-style-name="P3" draw:layer="layout" svg:x1="15.24cm" svg:y1="15.948cm" svg:x2="15.24cm" svg:y2="17.27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Исторический обзор 1990-2010</text:p>
          </draw:text-box>
        </draw:frame>
        <draw:line draw:style-name="gr2" draw:text-style-name="P3" draw:layer="layout" svg:x1="1.27cm" svg:y1="7.058cm" svg:x2="26.67cm" svg:y2="7.058cm">
          <text:p/>
        </draw:line>
        <draw:line draw:style-name="gr2" draw:text-style-name="P3" draw:layer="layout" svg:x1="22.86cm" svg:y1="6.804cm" svg:x2="22.86cm" svg:y2="7.312cm">
          <text:p/>
        </draw:line>
        <draw:frame draw:style-name="gr3" draw:layer="layout" svg:width="2.032cm" svg:height="0.962cm" svg:x="0.508cm" svg:y="5.026cm">
          <draw:text-box>
            <text:p>1990</text:p>
          </draw:text-box>
        </draw:frame>
        <draw:frame draw:style-name="gr4" draw:layer="layout" svg:width="2.032cm" svg:height="0.962cm" svg:x="13.208cm" svg:y="5.026cm">
          <draw:text-box>
            <text:p>2000</text:p>
          </draw:text-box>
        </draw:frame>
        <draw:frame draw:style-name="gr5" draw:layer="layout" svg:width="2.032cm" svg:height="1.016cm" svg:x="25.51cm" svg:y="5.08cm">
          <draw:text-box>
            <text:p>2010</text:p>
          </draw:text-box>
        </draw:frame>
        <draw:frame draw:style-name="gr4" draw:layer="layout" svg:width="2.032cm" svg:height="0.962cm" svg:x="6.604cm" svg:y="5.026cm">
          <draw:text-box>
            <text:p>1995</text:p>
          </draw:text-box>
        </draw:frame>
        <draw:frame draw:style-name="gr4" draw:layer="layout" svg:width="1.697cm" svg:height="0.962cm" svg:x="0.589cm" svg:y="8.69cm">
          <draw:text-box>
            <text:p>C90</text:p>
          </draw:text-box>
        </draw:frame>
        <draw:frame draw:style-name="gr6" draw:layer="layout" svg:width="2.286cm" svg:height="0.962cm" svg:x="1.524cm" svg:y="11.992cm">
          <draw:text-box>
            <text:p>Linux</text:p>
          </draw:text-box>
        </draw:frame>
        <draw:line draw:style-name="gr2" draw:text-style-name="P3" draw:layer="layout" svg:x1="10.16cm" svg:y1="6.804cm" svg:x2="10.16cm" svg:y2="7.312cm">
          <text:p/>
        </draw:line>
        <draw:line draw:style-name="gr2" draw:text-style-name="P3" draw:layer="layout" svg:x1="3.81cm" svg:y1="6.804cm" svg:x2="3.81cm" svg:y2="7.312cm">
          <text:p/>
        </draw:line>
        <draw:frame draw:style-name="gr4" draw:layer="layout" svg:width="2.032cm" svg:height="0.962cm" svg:x="19.558cm" svg:y="5.026cm">
          <draw:text-box>
            <text:p>2005</text:p>
          </draw:text-box>
        </draw:frame>
        <draw:frame draw:style-name="gr4" draw:layer="layout" svg:width="4.318cm" svg:height="0.962cm" svg:x="3.302cm" svg:y="15.294cm">
          <draw:text-box>
            <text:p>Intel Pentium</text:p>
          </draw:text-box>
        </draw:frame>
        <draw:line draw:style-name="gr2" draw:text-style-name="P3" draw:layer="layout" svg:x1="2.54cm" svg:y1="6.804cm" svg:x2="2.54cm" svg:y2="7.312cm">
          <text:p/>
        </draw:line>
        <draw:line draw:style-name="gr2" draw:text-style-name="P3" draw:layer="layout" svg:x1="5.08cm" svg:y1="6.804cm" svg:x2="5.08cm" svg:y2="7.312cm">
          <text:p/>
        </draw:line>
        <draw:line draw:style-name="gr2" draw:text-style-name="P3" draw:layer="layout" svg:x1="6.35cm" svg:y1="6.804cm" svg:x2="6.35cm" svg:y2="7.312cm">
          <text:p/>
        </draw:line>
        <draw:line draw:style-name="gr2" draw:text-style-name="P3" draw:layer="layout" svg:x1="8.89cm" svg:y1="6.804cm" svg:x2="8.89cm" svg:y2="7.312cm">
          <text:p/>
        </draw:line>
        <draw:line draw:style-name="gr2" draw:text-style-name="P3" draw:layer="layout" svg:x1="11.43cm" svg:y1="6.804cm" svg:x2="11.43cm" svg:y2="7.312cm">
          <text:p/>
        </draw:line>
        <draw:line draw:style-name="gr2" draw:text-style-name="P3" draw:layer="layout" svg:x1="12.7cm" svg:y1="6.804cm" svg:x2="12.7cm" svg:y2="7.312cm">
          <text:p/>
        </draw:line>
        <draw:line draw:style-name="gr2" draw:text-style-name="P3" draw:layer="layout" svg:x1="13.97cm" svg:y1="6.296cm" svg:x2="13.97cm" svg:y2="7.62cm">
          <text:p/>
        </draw:line>
        <draw:line draw:style-name="gr2" draw:text-style-name="P3" draw:layer="layout" svg:x1="16.51cm" svg:y1="6.804cm" svg:x2="16.51cm" svg:y2="7.312cm">
          <text:p/>
        </draw:line>
        <draw:line draw:style-name="gr2" draw:text-style-name="P3" draw:layer="layout" svg:x1="17.78cm" svg:y1="6.804cm" svg:x2="17.78cm" svg:y2="7.312cm">
          <text:p/>
        </draw:line>
        <draw:line draw:style-name="gr2" draw:text-style-name="P3" draw:layer="layout" svg:x1="19.05cm" svg:y1="6.804cm" svg:x2="19.05cm" svg:y2="7.312cm">
          <text:p/>
        </draw:line>
        <draw:line draw:style-name="gr2" draw:text-style-name="P3" draw:layer="layout" svg:x1="24.13cm" svg:y1="6.804cm" svg:x2="24.13cm" svg:y2="7.366cm">
          <text:p/>
        </draw:line>
        <draw:line draw:style-name="gr2" draw:text-style-name="P3" draw:layer="layout" svg:x1="25.4cm" svg:y1="6.804cm" svg:x2="25.4cm" svg:y2="7.366cm">
          <text:p/>
        </draw:line>
        <draw:line draw:style-name="gr2" draw:text-style-name="P3" draw:layer="layout" svg:x1="26.67cm" svg:y1="6.296cm" svg:x2="26.67cm" svg:y2="7.62cm">
          <text:p/>
        </draw:line>
        <draw:line draw:style-name="gr2" draw:text-style-name="P3" draw:layer="layout" svg:x1="15.24cm" svg:y1="6.804cm" svg:x2="15.24cm" svg:y2="7.312cm">
          <text:p/>
        </draw:line>
        <draw:line draw:style-name="gr2" draw:text-style-name="P3" draw:layer="layout" svg:x1="1.27cm" svg:y1="6.296cm" svg:x2="1.27cm" svg:y2="7.62cm">
          <text:p/>
        </draw:line>
        <draw:line draw:style-name="gr2" draw:text-style-name="P3" draw:layer="layout" svg:x1="7.62cm" svg:y1="6.296cm" svg:x2="7.62cm" svg:y2="7.62cm">
          <text:p/>
        </draw:line>
        <draw:line draw:style-name="gr2" draw:text-style-name="P3" draw:layer="layout" svg:x1="21.59cm" svg:y1="6.804cm" svg:x2="21.59cm" svg:y2="7.312cm">
          <text:p/>
        </draw:line>
        <draw:line draw:style-name="gr2" draw:text-style-name="P3" draw:layer="layout" svg:x1="20.32cm" svg:y1="6.296cm" svg:x2="20.32cm" svg:y2="7.62cm">
          <text:p/>
        </draw:line>
        <draw:line draw:style-name="gr2" draw:text-style-name="P3" draw:layer="layout" svg:x1="1.27cm" svg:y1="10.36cm" svg:x2="26.67cm" svg:y2="10.36cm">
          <text:p/>
        </draw:line>
        <draw:line draw:style-name="gr2" draw:text-style-name="P3" draw:layer="layout" svg:x1="11.684cm" svg:y1="10.16cm" svg:x2="11.684cm" svg:y2="10.668cm">
          <text:p/>
        </draw:line>
        <draw:line draw:style-name="gr2" draw:text-style-name="P3" draw:layer="layout" svg:x1="26.67cm" svg:y1="10.106cm" svg:x2="26.67cm" svg:y2="10.614cm">
          <text:p/>
        </draw:line>
        <draw:line draw:style-name="gr2" draw:text-style-name="P3" draw:layer="layout" svg:x1="1.27cm" svg:y1="10.106cm" svg:x2="1.27cm" svg:y2="10.614cm">
          <text:p/>
        </draw:line>
        <draw:line draw:style-name="gr2" draw:text-style-name="P3" draw:layer="layout" svg:x1="1.27cm" svg:y1="16.656cm" svg:x2="26.67cm" svg:y2="16.656cm">
          <text:p/>
        </draw:line>
        <draw:line draw:style-name="gr2" draw:text-style-name="P3" draw:layer="layout" svg:x1="5.08cm" svg:y1="16.402cm" svg:x2="5.08cm" svg:y2="16.91cm">
          <text:p/>
        </draw:line>
        <draw:line draw:style-name="gr2" draw:text-style-name="P3" draw:layer="layout" svg:x1="26.67cm" svg:y1="16.402cm" svg:x2="26.67cm" svg:y2="16.91cm">
          <text:p/>
        </draw:line>
        <draw:line draw:style-name="gr2" draw:text-style-name="P3" draw:layer="layout" svg:x1="1.27cm" svg:y1="16.402cm" svg:x2="1.27cm" svg:y2="16.91cm">
          <text:p/>
        </draw:line>
        <draw:line draw:style-name="gr2" draw:text-style-name="P3" draw:layer="layout" svg:x1="19.304cm" svg:y1="16.348cm" svg:x2="19.304cm" svg:y2="16.856cm">
          <text:p/>
        </draw:line>
        <draw:line draw:style-name="gr2" draw:text-style-name="P3" draw:layer="layout" svg:x1="1.27cm" svg:y1="19.758cm" svg:x2="26.67cm" svg:y2="19.758cm">
          <text:p/>
        </draw:line>
        <draw:line draw:style-name="gr2" draw:text-style-name="P3" draw:layer="layout" svg:x1="22.86cm" svg:y1="19.504cm" svg:x2="22.86cm" svg:y2="20.012cm">
          <text:p/>
        </draw:line>
        <draw:line draw:style-name="gr2" draw:text-style-name="P3" draw:layer="layout" svg:x1="3.81cm" svg:y1="19.504cm" svg:x2="3.81cm" svg:y2="20.012cm">
          <text:p/>
        </draw:line>
        <draw:line draw:style-name="gr2" draw:text-style-name="P3" draw:layer="layout" svg:x1="17.78cm" svg:y1="19.504cm" svg:x2="17.78cm" svg:y2="20.012cm">
          <text:p/>
        </draw:line>
        <draw:line draw:style-name="gr2" draw:text-style-name="P3" draw:layer="layout" svg:x1="26.67cm" svg:y1="19.504cm" svg:x2="26.67cm" svg:y2="20.012cm">
          <text:p/>
        </draw:line>
        <draw:line draw:style-name="gr2" draw:text-style-name="P3" draw:layer="layout" svg:x1="1.27cm" svg:y1="19.504cm" svg:x2="1.27cm" svg:y2="20.012cm">
          <text:p/>
        </draw:line>
        <draw:line draw:style-name="gr2" draw:text-style-name="P3" draw:layer="layout" svg:x1="22.86cm" svg:y1="13.462cm" svg:x2="22.86cm" svg:y2="13.97cm">
          <text:p/>
        </draw:line>
        <draw:frame draw:style-name="gr4" draw:layer="layout" svg:width="2.54cm" svg:height="0.962cm" svg:x="16.764cm" svg:y="8.636cm">
          <draw:text-box>
            <text:p>C++03</text:p>
          </draw:text-box>
        </draw:frame>
        <draw:frame draw:style-name="gr4" draw:layer="layout" svg:width="4.064cm" svg:height="1.673cm" svg:x="17.272cm" svg:y="14.732cm">
          <draw:text-box>
            <text:p>ARMv7<text:line-break/>Cortex M3</text:p>
          </draw:text-box>
        </draw:frame>
        <draw:line draw:style-name="gr2" draw:text-style-name="P3" draw:layer="layout" svg:x1="17.78cm" svg:y1="10.16cm" svg:x2="17.78cm" svg:y2="10.668cm">
          <text:p/>
        </draw:line>
        <draw:line draw:style-name="gr2" draw:text-style-name="P3" draw:layer="layout" svg:x1="1.27cm" svg:y1="13.716cm" svg:x2="26.67cm" svg:y2="13.716cm">
          <text:p/>
        </draw:line>
        <draw:line draw:style-name="gr2" draw:text-style-name="P3" draw:layer="layout" svg:x1="2.54cm" svg:y1="13.462cm" svg:x2="2.54cm" svg:y2="13.97cm">
          <text:p/>
        </draw:line>
        <draw:line draw:style-name="gr2" draw:text-style-name="P3" draw:layer="layout" svg:x1="20.32cm" svg:y1="13.462cm" svg:x2="20.32cm" svg:y2="13.97cm">
          <text:p/>
        </draw:line>
        <draw:line draw:style-name="gr2" draw:text-style-name="P3" draw:layer="layout" svg:x1="1.27cm" svg:y1="13.462cm" svg:x2="1.27cm" svg:y2="13.97cm">
          <text:p/>
        </draw:line>
        <draw:line draw:style-name="gr2" draw:text-style-name="P3" draw:layer="layout" svg:x1="26.67cm" svg:y1="13.462cm" svg:x2="26.67cm" svg:y2="13.97cm">
          <text:p/>
        </draw:line>
        <draw:frame draw:style-name="gr7" draw:layer="layout" svg:width="2.54cm" svg:height="1.216cm" svg:x="10.414cm" svg:y="8.636cm">
          <draw:text-box>
            <text:p>C++98</text:p>
          </draw:text-box>
        </draw:frame>
        <draw:line draw:style-name="gr2" draw:text-style-name="P3" draw:layer="layout" svg:x1="7.62cm" svg:y1="10.16cm" svg:x2="7.62cm" svg:y2="10.668cm">
          <text:p/>
        </draw:line>
        <draw:frame draw:style-name="gr4" draw:layer="layout" svg:width="2.54cm" svg:height="0.962cm" svg:x="6.35cm" svg:y="8.69cm">
          <draw:text-box>
            <text:p>Java</text:p>
          </draw:text-box>
        </draw:frame>
        <draw:line draw:style-name="gr2" draw:text-style-name="P3" draw:layer="layout" svg:x1="7.62cm" svg:y1="13.462cm" svg:x2="7.62cm" svg:y2="13.97cm">
          <text:p/>
        </draw:line>
        <draw:frame draw:style-name="gr6" draw:layer="layout" svg:width="4.064cm" svg:height="0.962cm" svg:x="5.588cm" svg:y="11.992cm">
          <draw:text-box>
            <text:p>Windows'95</text:p>
          </draw:text-box>
        </draw:frame>
        <draw:frame draw:style-name="gr4" draw:layer="layout" svg:width="2.54cm" svg:height="0.962cm" svg:x="16.51cm" svg:y="18.034cm">
          <draw:text-box>
            <text:p>LLVM</text:p>
          </draw:text-box>
        </draw:frame>
        <draw:frame draw:style-name="gr4" draw:layer="layout" svg:width="4.318cm" svg:height="0.962cm" svg:x="22.523cm" svg:y="15.294cm">
          <draw:text-box>
            <text:p>Intel Core i7</text:p>
          </draw:text-box>
        </draw:frame>
        <draw:line draw:style-name="gr2" draw:text-style-name="P3" draw:layer="layout" svg:x1="24.302cm" svg:y1="16.4cm" svg:x2="24.302cm" svg:y2="16.908cm">
          <text:p/>
        </draw:line>
        <draw:line draw:style-name="gr2" draw:text-style-name="P3" draw:layer="layout" svg:x1="2.54cm" svg:y1="10.16cm" svg:x2="2.54cm" svg:y2="10.668cm">
          <text:p/>
        </draw:line>
        <draw:frame draw:style-name="gr4" draw:layer="layout" svg:width="2.54cm" svg:height="0.962cm" svg:x="2.286cm" svg:y="8.69cm">
          <draw:text-box>
            <text:p>Python</text:p>
          </draw:text-box>
        </draw:frame>
        <draw:frame draw:style-name="gr6" draw:layer="layout" svg:width="2.794cm" svg:height="0.962cm" svg:x="18.796cm" svg:y="11.992cm">
          <draw:text-box>
            <text:p>Android</text:p>
          </draw:text-box>
        </draw:frame>
        <draw:frame draw:style-name="gr4" draw:layer="layout" svg:width="2.54cm" svg:height="0.962cm" svg:x="21.59cm" svg:y="18.034cm">
          <draw:text-box>
            <text:p>Clang</text:p>
          </draw:text-box>
        </draw:frame>
        <draw:frame draw:style-name="gr6" draw:layer="layout" svg:width="1.778cm" svg:height="0.962cm" svg:x="21.844cm" svg:y="11.992cm">
          <draw:text-box>
            <text:p>iO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Исторический обзор 2010-2030</text:p>
          </draw:text-box>
        </draw:frame>
        <draw:line draw:style-name="gr2" draw:text-style-name="P3" draw:layer="layout" svg:x1="1.27cm" svg:y1="7.058cm" svg:x2="26.67cm" svg:y2="7.058cm">
          <text:p/>
        </draw:line>
        <draw:line draw:style-name="gr2" draw:text-style-name="P3" draw:layer="layout" svg:x1="22.86cm" svg:y1="6.804cm" svg:x2="22.86cm" svg:y2="7.312cm">
          <text:p/>
        </draw:line>
        <draw:frame draw:style-name="gr3" draw:layer="layout" svg:width="2.032cm" svg:height="0.962cm" svg:x="0.508cm" svg:y="5.026cm">
          <draw:text-box>
            <text:p>2010</text:p>
          </draw:text-box>
        </draw:frame>
        <draw:frame draw:style-name="gr4" draw:layer="layout" svg:width="2.032cm" svg:height="0.962cm" svg:x="13.208cm" svg:y="5.026cm">
          <draw:text-box>
            <text:p>2020</text:p>
          </draw:text-box>
        </draw:frame>
        <draw:frame draw:style-name="gr5" draw:layer="layout" svg:width="2.032cm" svg:height="1.016cm" svg:x="25.51cm" svg:y="5.08cm">
          <draw:text-box>
            <text:p>2030</text:p>
          </draw:text-box>
        </draw:frame>
        <draw:frame draw:style-name="gr4" draw:layer="layout" svg:width="2.032cm" svg:height="0.962cm" svg:x="6.604cm" svg:y="5.026cm">
          <draw:text-box>
            <text:p>2015</text:p>
          </draw:text-box>
        </draw:frame>
        <draw:line draw:style-name="gr2" draw:text-style-name="P3" draw:layer="layout" svg:x1="10.16cm" svg:y1="6.804cm" svg:x2="10.16cm" svg:y2="7.312cm">
          <text:p/>
        </draw:line>
        <draw:line draw:style-name="gr2" draw:text-style-name="P3" draw:layer="layout" svg:x1="3.81cm" svg:y1="6.804cm" svg:x2="3.81cm" svg:y2="7.312cm">
          <text:p/>
        </draw:line>
        <draw:frame draw:style-name="gr4" draw:layer="layout" svg:width="2.032cm" svg:height="0.962cm" svg:x="19.558cm" svg:y="5.026cm">
          <draw:text-box>
            <text:p>2025</text:p>
          </draw:text-box>
        </draw:frame>
        <draw:line draw:style-name="gr2" draw:text-style-name="P3" draw:layer="layout" svg:x1="2.54cm" svg:y1="6.804cm" svg:x2="2.54cm" svg:y2="7.312cm">
          <text:p/>
        </draw:line>
        <draw:line draw:style-name="gr2" draw:text-style-name="P3" draw:layer="layout" svg:x1="5.08cm" svg:y1="6.804cm" svg:x2="5.08cm" svg:y2="7.312cm">
          <text:p/>
        </draw:line>
        <draw:line draw:style-name="gr2" draw:text-style-name="P3" draw:layer="layout" svg:x1="6.35cm" svg:y1="6.804cm" svg:x2="6.35cm" svg:y2="7.312cm">
          <text:p/>
        </draw:line>
        <draw:line draw:style-name="gr2" draw:text-style-name="P3" draw:layer="layout" svg:x1="8.89cm" svg:y1="6.804cm" svg:x2="8.89cm" svg:y2="7.312cm">
          <text:p/>
        </draw:line>
        <draw:line draw:style-name="gr2" draw:text-style-name="P3" draw:layer="layout" svg:x1="11.43cm" svg:y1="6.804cm" svg:x2="11.43cm" svg:y2="7.312cm">
          <text:p/>
        </draw:line>
        <draw:line draw:style-name="gr2" draw:text-style-name="P3" draw:layer="layout" svg:x1="12.7cm" svg:y1="6.804cm" svg:x2="12.7cm" svg:y2="7.312cm">
          <text:p/>
        </draw:line>
        <draw:line draw:style-name="gr2" draw:text-style-name="P3" draw:layer="layout" svg:x1="13.97cm" svg:y1="6.296cm" svg:x2="13.97cm" svg:y2="7.62cm">
          <text:p/>
        </draw:line>
        <draw:line draw:style-name="gr2" draw:text-style-name="P3" draw:layer="layout" svg:x1="16.51cm" svg:y1="6.804cm" svg:x2="16.51cm" svg:y2="7.312cm">
          <text:p/>
        </draw:line>
        <draw:line draw:style-name="gr2" draw:text-style-name="P3" draw:layer="layout" svg:x1="17.78cm" svg:y1="6.804cm" svg:x2="17.78cm" svg:y2="7.312cm">
          <text:p/>
        </draw:line>
        <draw:line draw:style-name="gr2" draw:text-style-name="P3" draw:layer="layout" svg:x1="19.05cm" svg:y1="6.804cm" svg:x2="19.05cm" svg:y2="7.312cm">
          <text:p/>
        </draw:line>
        <draw:line draw:style-name="gr2" draw:text-style-name="P3" draw:layer="layout" svg:x1="24.13cm" svg:y1="6.804cm" svg:x2="24.13cm" svg:y2="7.366cm">
          <text:p/>
        </draw:line>
        <draw:line draw:style-name="gr2" draw:text-style-name="P3" draw:layer="layout" svg:x1="25.4cm" svg:y1="6.804cm" svg:x2="25.4cm" svg:y2="7.366cm">
          <text:p/>
        </draw:line>
        <draw:line draw:style-name="gr2" draw:text-style-name="P3" draw:layer="layout" svg:x1="26.67cm" svg:y1="6.296cm" svg:x2="26.67cm" svg:y2="7.62cm">
          <text:p/>
        </draw:line>
        <draw:line draw:style-name="gr2" draw:text-style-name="P3" draw:layer="layout" svg:x1="15.24cm" svg:y1="6.804cm" svg:x2="15.24cm" svg:y2="7.312cm">
          <text:p/>
        </draw:line>
        <draw:line draw:style-name="gr2" draw:text-style-name="P3" draw:layer="layout" svg:x1="1.27cm" svg:y1="6.296cm" svg:x2="1.27cm" svg:y2="7.62cm">
          <text:p/>
        </draw:line>
        <draw:line draw:style-name="gr2" draw:text-style-name="P3" draw:layer="layout" svg:x1="7.62cm" svg:y1="6.296cm" svg:x2="7.62cm" svg:y2="7.62cm">
          <text:p/>
        </draw:line>
        <draw:line draw:style-name="gr2" draw:text-style-name="P3" draw:layer="layout" svg:x1="21.59cm" svg:y1="6.804cm" svg:x2="21.59cm" svg:y2="7.312cm">
          <text:p/>
        </draw:line>
        <draw:line draw:style-name="gr2" draw:text-style-name="P3" draw:layer="layout" svg:x1="20.32cm" svg:y1="6.296cm" svg:x2="20.32cm" svg:y2="7.62cm">
          <text:p/>
        </draw:line>
        <draw:line draw:style-name="gr2" draw:text-style-name="P3" draw:layer="layout" svg:x1="1.27cm" svg:y1="10.36cm" svg:x2="26.67cm" svg:y2="10.36cm">
          <text:p/>
        </draw:line>
        <draw:line draw:style-name="gr2" draw:text-style-name="P3" draw:layer="layout" svg:x1="6.35cm" svg:y1="10.16cm" svg:x2="6.35cm" svg:y2="10.668cm">
          <text:p/>
        </draw:line>
        <draw:line draw:style-name="gr2" draw:text-style-name="P3" draw:layer="layout" svg:x1="26.67cm" svg:y1="10.106cm" svg:x2="26.67cm" svg:y2="10.614cm">
          <text:p/>
        </draw:line>
        <draw:line draw:style-name="gr2" draw:text-style-name="P3" draw:layer="layout" svg:x1="1.27cm" svg:y1="10.106cm" svg:x2="1.27cm" svg:y2="10.614cm">
          <text:p/>
        </draw:line>
        <draw:line draw:style-name="gr2" draw:text-style-name="P3" draw:layer="layout" svg:x1="1.27cm" svg:y1="16.656cm" svg:x2="26.67cm" svg:y2="16.656cm">
          <text:p/>
        </draw:line>
        <draw:line draw:style-name="gr2" draw:text-style-name="P3" draw:layer="layout" svg:x1="26.67cm" svg:y1="16.402cm" svg:x2="26.67cm" svg:y2="16.91cm">
          <text:p/>
        </draw:line>
        <draw:line draw:style-name="gr2" draw:text-style-name="P3" draw:layer="layout" svg:x1="1.27cm" svg:y1="19.758cm" svg:x2="26.67cm" svg:y2="19.758cm">
          <text:p/>
        </draw:line>
        <draw:line draw:style-name="gr2" draw:text-style-name="P3" draw:layer="layout" svg:x1="8.89cm" svg:y1="19.558cm" svg:x2="8.89cm" svg:y2="20.066cm">
          <text:p/>
        </draw:line>
        <draw:line draw:style-name="gr2" draw:text-style-name="P3" draw:layer="layout" svg:x1="26.67cm" svg:y1="19.504cm" svg:x2="26.67cm" svg:y2="20.012cm">
          <text:p/>
        </draw:line>
        <draw:line draw:style-name="gr2" draw:text-style-name="P3" draw:layer="layout" svg:x1="1.27cm" svg:y1="19.504cm" svg:x2="1.27cm" svg:y2="20.012cm">
          <text:p/>
        </draw:line>
        <draw:frame draw:style-name="gr4" draw:layer="layout" svg:width="2.54cm" svg:height="0.962cm" svg:x="9.144cm" svg:y="8.636cm">
          <draw:text-box>
            <text:p>C++17</text:p>
          </draw:text-box>
        </draw:frame>
        <draw:line draw:style-name="gr2" draw:text-style-name="P3" draw:layer="layout" svg:x1="10.16cm" svg:y1="10.16cm" svg:x2="10.16cm" svg:y2="10.668cm">
          <text:p/>
        </draw:line>
        <draw:line draw:style-name="gr2" draw:text-style-name="P3" draw:layer="layout" svg:x1="1.27cm" svg:y1="13.716cm" svg:x2="26.67cm" svg:y2="13.716cm">
          <text:p/>
        </draw:line>
        <draw:line draw:style-name="gr2" draw:text-style-name="P3" draw:layer="layout" svg:x1="26.67cm" svg:y1="13.462cm" svg:x2="26.67cm" svg:y2="13.97cm">
          <text:p/>
        </draw:line>
        <draw:frame draw:style-name="gr7" draw:layer="layout" svg:width="2.54cm" svg:height="1.216cm" svg:x="5.08cm" svg:y="8.636cm">
          <draw:text-box>
            <text:p>C++14</text:p>
          </draw:text-box>
        </draw:frame>
        <draw:line draw:style-name="gr2" draw:text-style-name="P3" draw:layer="layout" svg:x1="2.54cm" svg:y1="10.16cm" svg:x2="2.54cm" svg:y2="10.668cm">
          <text:p/>
        </draw:line>
        <draw:frame draw:style-name="gr4" draw:layer="layout" svg:width="2.54cm" svg:height="1.673cm" svg:x="1.524cm" svg:y="8.382cm">
          <draw:text-box>
            <text:p>C++11<text:line-break/>C11</text:p>
          </draw:text-box>
        </draw:frame>
        <draw:frame draw:style-name="gr7" draw:layer="layout" svg:width="2.54cm" svg:height="1.216cm" svg:x="7.62cm" svg:y="18.088cm">
          <draw:text-box>
            <text:p>GCC 6</text:p>
          </draw:text-box>
        </draw:frame>
        <draw:line draw:style-name="gr2" draw:text-style-name="P3" draw:layer="layout" svg:x1="1.27cm" svg:y1="16.402cm" svg:x2="1.27cm" svg:y2="16.91cm">
          <text:p/>
        </draw:line>
        <draw:line draw:style-name="gr2" draw:text-style-name="P3" draw:layer="layout" svg:x1="1.27cm" svg:y1="13.462cm" svg:x2="1.27cm" svg:y2="13.97cm">
          <text:p/>
        </draw:line>
        <draw:line draw:style-name="gr2" draw:text-style-name="P3" draw:layer="layout" svg:x1="3.81cm" svg:y1="16.356cm" svg:x2="3.81cm" svg:y2="16.864cm">
          <text:p/>
        </draw:line>
        <draw:frame draw:style-name="gr7" draw:layer="layout" svg:width="4.064cm" svg:height="1.216cm" svg:x="2.286cm" svg:y="15.04cm">
          <draw:text-box>
            <text:p>Cortex A57</text:p>
          </draw:text-box>
        </draw:frame>
        <draw:line draw:style-name="gr2" draw:text-style-name="P3" draw:layer="layout" svg:x1="3.81cm" svg:y1="13.462cm" svg:x2="3.81cm" svg:y2="13.97cm">
          <text:p/>
        </draw:line>
        <draw:frame draw:style-name="gr7" draw:layer="layout" svg:width="4.064cm" svg:height="1.216cm" svg:x="2.286cm" svg:y="12.146cm">
          <draw:text-box>
            <text:p>Android 4.0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ISO (ИСО)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Создана в 1946 году</text:p>
              </text:list-item>
              <text:list-item>
                <text:p>165 стран-участниц</text:p>
              </text:list-item>
              <text:list-item>
                <text:p>Официальные языки: английский, французский, русский</text:p>
              </text:list-item>
              <text:list-item>
                <text:p>Стандарт языка C90 имеет номер <text:line-break/>ISO/IEC 9899-1990</text:p>
              </text:list-item>
              <text:list-item>
                <text:p>Стандарт языка C+98 имеет номер <text:line-break/>ISO/IEC 14882-1998</text:p>
              </text:list-item>
              <text:list-item>
                <text:p>Текущий стандарт C++ ISO/IEC 14882-201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онформность кода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Syntax violation</text:span> <text:span text:style-name="T5">─</text:span> нечто, вообще не являющееся кодом на языке C++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онформность кода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Syntax violation </text:span><text:span text:style-name="T5">─</text:span> нечто, вообще не являющееся кодом на языке C++</text:p>
              </text:list-item>
              <text:list-item>
                <text:p><text:span text:style-name="T6">Implementation defined</text:span><text:span text:style-name="T5"> ─ код, поведение которого может менятся от реализации к реализаци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draw:frame presentation:style-name="pr1" draw:layer="layout" svg:width="25.199cm" svg:height="3.506cm" svg:x="1.4cm" svg:y="0.837cm" presentation:class="title">
          <draw:text-box>
            <text:p>Implementation defined</text:p>
          </draw:text-box>
        </draw:frame>
        <draw:frame presentation:style-name="pr6" draw:text-style-name="P4" draw:layer="layout" svg:width="25.199cm" svg:height="13.831cm" svg:x="1.217cm" svg:y="4.343cm" presentation:class="subtitle" presentation:user-transformed="true">
          <draw:text-box>
            <text:p text:style-name="P4"><text:span text:style-name="T7">typedef unsigned sm_sysreg_t;</text:span></text:p>
            <text:p text:style-name="P4"><text:span text:style-name="T7">typedef struct SrIDR {</text:span></text:p>
            <text:p text:style-name="P4"><text:span text:style-name="T7"><text:s text:c="2"/></text:span><text:span text:style-name="T7">sm_sysreg_t tid: 26;</text:span></text:p>
            <text:p text:style-name="P4"><text:span text:style-name="T7"><text:s text:c="2"/></text:span><text:span text:style-name="T7">sm_sysreg_t inum: 6;</text:span></text:p>
            <text:p text:style-name="P5"><text:span text:style-name="T7">} SrIDR;</text:span></text:p>
            <text:p text:style-name="P4"><text:span text:style-name="T7">unsigned idr;</text:span></text:p>
            <text:p text:style-name="P4"><text:span text:style-name="T7">SrIDR * idrp = (SrIDR *)&amp;idr;</text:span></text:p>
            <text:p text:style-name="P4"><text:span text:style-name="T7">idrp-&gt;tid = 0x2;</text:span></text:p>
            <text:p text:style-name="P4"><text:span text:style-name="T7">idrp-&gt;inum = 3;</text:span></text:p>
            <text:p text:style-name="P4"><text:span text:style-name="T7">assert (idr == 0xc000002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онформность кода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Syntax violation </text:span><text:span text:style-name="T5">─</text:span> нечто, вообще не являющееся кодом на языке C++</text:p>
              </text:list-item>
              <text:list-item>
                <text:p><text:span text:style-name="T6">Implementation defined</text:span><text:span text:style-name="T5"> ─ код, поведение которого может менятся от реализации к реализации</text:span></text:p>
              </text:list-item>
              <text:list-item>
                <text:p><text:span text:style-name="T6">Unspecified</text:span><text:span text:style-name="T5"> ─ поведение корректного кода, не регламентированное стандарто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онформность кода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Syntax violation </text:span><text:span text:style-name="T5">─</text:span> нечто, вообще не являющееся кодом на языке C++</text:p>
              </text:list-item>
              <text:list-item>
                <text:p><text:span text:style-name="T6">Implementation defined</text:span><text:span text:style-name="T5"> ─ код, поведение которого может менятся от реализации к реализации</text:span></text:p>
              </text:list-item>
              <text:list-item>
                <text:p><text:span text:style-name="T6">Unspecified</text:span><text:span text:style-name="T5"> ─ поведение корректного кода, не регламентированное стандартом</text:span></text:p>
              </text:list-item>
              <text:list-item>
                <text:p><text:span text:style-name="T6">Undefined behavior</text:span><text:span text:style-name="T5"> ─ поведение некорректного кода, не регламентированное стандарто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онформность кода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Strictly conforming </text:span><text:span text:style-name="T5">─</text:span> код с однозначно определенной стандартом семантик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онформность кода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Strictly conforming </text:span><text:span text:style-name="T5">─</text:span> код с однозначно определенной стандартом семантикой</text:p>
              </text:list-item>
              <text:list-item>
                <text:p><text:span text:style-name="T6">Conforming </text:span><text:span text:style-name="T5">─ код с использованием implementation defined конструкци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сылки и литература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Древние программы на C (72-73 год)<text:line-break/><text:span text:style-name="T8">https://www.bell-labs.com/usr/dmr/www/primevalC.html</text:span></text:p>
              </text:list-item>
              <text:list-item>
                <text:p>С++ Design and imple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22:47:17.856183453</meta:creation-date>
    <dc:date>2016-06-29T05:19:43.884239257</dc:date>
    <meta:editing-duration>PT6H30M2S</meta:editing-duration>
    <meta:editing-cycles>30</meta:editing-cycles>
    <meta:generator>LibreOffice/4.2.8.2$Linux_X86_64 LibreOffice_project/420m0$Build-2</meta:generator>
    <meta:document-statistic meta:object-count="265"/>
  </office:meta>
</office:document-meta>
</file>